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Georgia" svg:font-family="Georgia" style:font-family-generic="roman"/>
    <style:font-face style:name="Noto Sans1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3646in" fo:margin-left="-0.0417in" fo:margin-top="0in" fo:margin-bottom="0in" table:align="left" style:writing-mode="lr-tb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896in"/>
    </style:style>
    <style:style style:name="Table1.1" style:family="table-row">
      <style:table-row-properties style:min-row-height="0.559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1917in" fo:keep-together="auto"/>
    </style:style>
    <style:style style:name="P1" style:family="paragraph" style:parent-style-name="Heading_20_2">
      <style:text-properties fo:language="el" fo:country="GR"/>
    </style:style>
    <style:style style:name="P2" style:family="paragraph" style:parent-style-name="Standard">
      <style:text-properties style:font-name="Liberation Sans" fo:language="el" fo:country="GR" officeooo:rsid="001e318f" officeooo:paragraph-rsid="001e318f"/>
    </style:style>
    <style:style style:name="P3" style:family="paragraph" style:parent-style-name="Standard">
      <style:text-properties style:font-name="Liberation Sans" fo:language="el" fo:country="GR" fo:font-weight="bold" officeooo:rsid="003aca6e" officeooo:paragraph-rsid="003aca6e" style:font-weight-asian="bold" style:font-weight-complex="bold"/>
    </style:style>
    <style:style style:name="P4" style:family="paragraph" style:parent-style-name="Standard">
      <style:text-properties style:font-name="Liberation Sans" fo:language="el" fo:country="GR" fo:font-weight="normal" officeooo:rsid="003e274c" officeooo:paragraph-rsid="00417842" style:font-weight-asian="normal" style:font-weight-complex="normal"/>
    </style:style>
    <style:style style:name="P5" style:family="paragraph" style:parent-style-name="Standard">
      <style:text-properties style:font-name="Liberation Sans" fo:language="el" fo:country="GR" fo:font-weight="normal" officeooo:rsid="00406916" officeooo:paragraph-rsid="00434056" style:font-weight-asian="normal" style:font-weight-complex="normal"/>
    </style:style>
    <style:style style:name="P6" style:family="paragraph" style:parent-style-name="Standard">
      <style:text-properties style:font-name="Liberation Sans" fo:language="el" fo:country="GR" fo:font-weight="normal" officeooo:rsid="00417842" officeooo:paragraph-rsid="00417842" style:font-weight-asian="normal" style:font-weight-complex="normal"/>
    </style:style>
    <style:style style:name="P7" style:family="paragraph" style:parent-style-name="Standard">
      <style:text-properties style:font-name="Liberation Sans" fo:language="el" fo:country="GR" fo:font-weight="normal" officeooo:rsid="00436c48" officeooo:paragraph-rsid="0045d728" style:font-weight-asian="normal" style:font-weight-complex="normal"/>
    </style:style>
    <style:style style:name="P8" style:family="paragraph" style:parent-style-name="Standard">
      <style:text-properties style:font-name="Liberation Sans" fo:language="el" fo:country="GR" fo:font-weight="normal" officeooo:rsid="003e823e" officeooo:paragraph-rsid="003e823e" style:font-weight-asian="normal" style:font-weight-complex="normal"/>
    </style:style>
    <style:style style:name="P9" style:family="paragraph" style:parent-style-name="Standard">
      <style:text-properties style:font-name="Liberation Sans" fo:language="el" fo:country="GR" fo:font-weight="normal" officeooo:rsid="003e823e" officeooo:paragraph-rsid="00406916" style:font-weight-asian="normal" style:font-weight-complex="normal"/>
    </style:style>
    <style:style style:name="P10" style:family="paragraph" style:parent-style-name="Standard">
      <style:text-properties style:font-name="Liberation Sans" fo:language="el" fo:country="GR" officeooo:rsid="00467844" officeooo:paragraph-rsid="00467844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0pt" fo:language="el" fo:country="GR" style:font-size-asian="10pt" style:font-size-complex="10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0pt" fo:language="el" fo:country="GR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language="el" fo:country="GR"/>
    </style:style>
    <style:style style:name="P16" style:family="paragraph" style:parent-style-name="Standard">
      <style:text-properties fo:language="el" fo:country="GR" fo:font-weight="bold" officeooo:rsid="0036a0d3" officeooo:paragraph-rsid="0036a0d3" style:font-weight-asian="bold" style:font-weight-complex="bold"/>
    </style:style>
    <style:style style:name="P17" style:family="paragraph" style:parent-style-name="Standard">
      <style:text-properties fo:language="el" fo:country="GR" officeooo:paragraph-rsid="0025860d"/>
    </style:style>
    <style:style style:name="P18" style:family="paragraph" style:parent-style-name="Standard">
      <style:text-properties fo:language="el" fo:country="GR" fo:font-weight="normal" officeooo:rsid="003e823e" officeooo:paragraph-rsid="003e823e" style:font-weight-asian="normal" style:font-weight-complex="normal"/>
    </style:style>
    <style:style style:name="P19" style:family="paragraph" style:parent-style-name="Standard">
      <style:text-properties fo:language="el" fo:country="GR" fo:font-weight="normal" officeooo:rsid="003e823e" officeooo:paragraph-rsid="00406916" style:font-weight-asian="normal" style:font-weight-complex="normal"/>
    </style:style>
    <style:style style:name="P20" style:family="paragraph" style:parent-style-name="Standard">
      <style:text-properties fo:language="el" fo:country="GR" fo:font-weight="normal" officeooo:rsid="003e823e" officeooo:paragraph-rsid="00417842" style:font-weight-asian="normal" style:font-weight-complex="normal"/>
    </style:style>
    <style:style style:name="P21" style:family="paragraph" style:parent-style-name="Standard">
      <style:text-properties fo:language="el" fo:country="GR" fo:font-weight="normal" officeooo:rsid="003e823e" officeooo:paragraph-rsid="00434056" style:font-weight-asian="normal" style:font-weight-complex="normal"/>
    </style:style>
    <style:style style:name="P22" style:family="paragraph" style:parent-style-name="Standard">
      <style:text-properties fo:language="el" fo:country="GR" fo:font-weight="normal" officeooo:rsid="003e274c" officeooo:paragraph-rsid="00417842" style:font-weight-asian="normal" style:font-weight-complex="normal"/>
    </style:style>
    <style:style style:name="P23" style:family="paragraph" style:parent-style-name="Standard">
      <style:text-properties fo:language="el" fo:country="GR" fo:font-weight="normal" officeooo:rsid="00406916" officeooo:paragraph-rsid="00406916" style:font-weight-asian="normal" style:font-weight-complex="normal"/>
    </style:style>
    <style:style style:name="P24" style:family="paragraph" style:parent-style-name="Standard">
      <style:text-properties fo:language="el" fo:country="GR" fo:font-weight="normal" officeooo:rsid="00434056" officeooo:paragraph-rsid="00434056" style:font-weight-asian="normal" style:font-weight-complex="normal"/>
    </style:style>
    <style:style style:name="P25" style:family="paragraph" style:parent-style-name="Standard">
      <style:text-properties fo:language="el" fo:country="GR" fo:font-weight="normal" officeooo:rsid="0045e088" officeooo:paragraph-rsid="0045e088" style:font-weight-asian="normal" style:font-weight-complex="normal"/>
    </style:style>
    <style:style style:name="P26" style:family="paragraph" style:parent-style-name="Standard">
      <style:text-properties fo:language="el" fo:country="GR" officeooo:rsid="0025860d" officeooo:paragraph-rsid="0025860d"/>
    </style:style>
    <style:style style:name="P27" style:family="paragraph" style:parent-style-name="Standard">
      <style:text-properties fo:language="el" fo:country="GR" officeooo:rsid="005637c1" officeooo:paragraph-rsid="005637c1"/>
    </style:style>
    <style:style style:name="P28" style:family="paragraph" style:parent-style-name="Standard">
      <style:text-properties fo:language="el" fo:country="GR" officeooo:rsid="0056b5fa" officeooo:paragraph-rsid="0056b5fa"/>
    </style:style>
    <style:style style:name="P29" style:family="paragraph" style:parent-style-name="Standard">
      <style:text-properties officeooo:paragraph-rsid="00593ce4"/>
    </style:style>
    <style:style style:name="P30" style:family="paragraph" style:parent-style-name="Standard">
      <style:text-properties officeooo:rsid="005ad054" officeooo:paragraph-rsid="005c6ff0"/>
    </style:style>
    <style:style style:name="P31" style:family="paragraph" style:parent-style-name="Standard">
      <style:text-properties officeooo:rsid="005c6ff0" officeooo:paragraph-rsid="005c6ff0"/>
    </style:style>
    <style:style style:name="P32" style:family="paragraph" style:parent-style-name="Table_20_Contents">
      <style:text-properties officeooo:rsid="00406916" officeooo:paragraph-rsid="00406916"/>
    </style:style>
    <style:style style:name="P33" style:family="paragraph" style:parent-style-name="Table_20_Contents">
      <style:text-properties officeooo:rsid="00436c48" officeooo:paragraph-rsid="00436c48"/>
    </style:style>
    <style:style style:name="P34" style:family="paragraph" style:parent-style-name="Heading_20_1" style:master-page-name="Standard">
      <style:paragraph-properties style:page-number="auto"/>
      <style:text-properties fo:language="el" fo:country="GR"/>
    </style:style>
    <style:style style:name="P35" style:family="paragraph" style:parent-style-name="Heading_20_2">
      <style:text-properties fo:language="el" fo:country="GR"/>
    </style:style>
    <style:style style:name="P36" style:family="paragraph" style:parent-style-name="Standard">
      <style:text-properties fo:language="el" fo:country="GR" officeooo:rsid="006119d8" officeooo:paragraph-rsid="006119d8"/>
    </style:style>
    <style:style style:name="P37" style:family="paragraph" style:parent-style-name="Standard">
      <style:text-properties fo:language="el" fo:country="GR" officeooo:rsid="001e318f" officeooo:paragraph-rsid="005637c1"/>
    </style:style>
    <style:style style:name="P38" style:family="paragraph" style:parent-style-name="Standard">
      <style:text-properties fo:language="el" fo:country="GR" fo:font-weight="bold" officeooo:rsid="006119d8" officeooo:paragraph-rsid="006119d8" style:font-weight-asian="bold" style:font-weight-complex="bold"/>
    </style:style>
    <style:style style:name="P39" style:family="paragraph" style:parent-style-name="Standard">
      <style:text-properties officeooo:paragraph-rsid="006119d8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fo:language="el" fo:country="GR" style:font-size-asian="10pt" style:font-size-complex="10pt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0pt" fo:language="el" fo:country="GR" fo:font-weight="bold" officeooo:rsid="0062747d" officeooo:paragraph-rsid="0062747d" style:font-size-asian="10pt" style:font-weight-asian="bold" style:font-size-complex="10pt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0pt" fo:language="el" fo:country="GR" fo:font-weight="bold" officeooo:rsid="0062747d" officeooo:paragraph-rsid="0062747d" style:font-size-asian="10pt" style:font-weight-asian="bold" style:font-size-complex="10pt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0pt" fo:language="el" fo:country="GR" fo:font-weight="bold" officeooo:paragraph-rsid="0062747d" style:font-size-asian="10pt" style:font-weight-asian="bold" style:font-size-complex="10pt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0pt" fo:language="el" fo:country="GR" officeooo:paragraph-rsid="0062747d" style:font-size-asian="10pt" style:font-size-complex="10pt"/>
    </style:style>
    <style:style style:name="P45" style:family="paragraph" style:parent-style-name="Standard">
      <style:paragraph-properties fo:margin-top="0.0201in" fo:margin-bottom="0.0201in" loext:contextual-spacing="false" fo:text-align="start" style:justify-single-word="false">
        <style:tab-stops/>
      </style:paragraph-properties>
      <style:text-properties fo:font-size="10pt" fo:language="el" fo:country="GR" fo:font-weight="bold" style:font-size-asian="10pt" style:font-weight-asian="bold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5860d"/>
    </style:style>
    <style:style style:name="T3" style:family="text">
      <style:text-properties style:font-name="Liberation Sans" officeooo:rsid="00405410"/>
    </style:style>
    <style:style style:name="T4" style:family="text">
      <style:text-properties style:font-name="Liberation Sans" officeooo:rsid="00406916"/>
    </style:style>
    <style:style style:name="T5" style:family="text">
      <style:text-properties style:font-name="Liberation Sans" officeooo:rsid="00417842"/>
    </style:style>
    <style:style style:name="T6" style:family="text">
      <style:text-properties style:font-name="Liberation Sans" officeooo:rsid="00420856"/>
    </style:style>
    <style:style style:name="T7" style:family="text">
      <style:text-properties style:font-name="Liberation Sans" officeooo:rsid="003e823e"/>
    </style:style>
    <style:style style:name="T8" style:family="text">
      <style:text-properties style:font-name="Liberation Sans" officeooo:rsid="004dacc5"/>
    </style:style>
    <style:style style:name="T9" style:family="text">
      <style:text-properties style:font-name="Liberation Sans" officeooo:rsid="00512dc6"/>
    </style:style>
    <style:style style:name="T10" style:family="text">
      <style:text-properties style:font-name="Liberation Sans" officeooo:rsid="001f9869"/>
    </style:style>
    <style:style style:name="T11" style:family="text">
      <style:text-properties style:font-name="Liberation Sans" officeooo:rsid="00205c5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36a0d3" style:font-weight-asian="bold"/>
    </style:style>
    <style:style style:name="T14" style:family="text">
      <style:text-properties fo:font-weight="bold" officeooo:rsid="004a2db3" style:font-weight-asian="bold"/>
    </style:style>
    <style:style style:name="T15" style:family="text">
      <style:text-properties fo:font-weight="bold" officeooo:rsid="0061cf7c" style:font-weight-asian="bold"/>
    </style:style>
    <style:style style:name="T16" style:family="text">
      <style:text-properties fo:font-weight="bold" officeooo:rsid="0062747d" style:font-weight-asian="bold"/>
    </style:style>
    <style:style style:name="T17" style:family="text">
      <style:text-properties fo:font-weight="bold" officeooo:rsid="0063d838" style:font-weight-asian="bold"/>
    </style:style>
    <style:style style:name="T18" style:family="text">
      <style:text-properties officeooo:rsid="003732eb"/>
    </style:style>
    <style:style style:name="T19" style:family="text">
      <style:text-properties officeooo:rsid="00417842"/>
    </style:style>
    <style:style style:name="T20" style:family="text">
      <style:text-properties officeooo:rsid="003e274c"/>
    </style:style>
    <style:style style:name="T21" style:family="text">
      <style:text-properties officeooo:rsid="00420856"/>
    </style:style>
    <style:style style:name="T22" style:family="text">
      <style:text-properties officeooo:rsid="00434056"/>
    </style:style>
    <style:style style:name="T23" style:family="text">
      <style:text-properties officeooo:rsid="00467844"/>
    </style:style>
    <style:style style:name="T24" style:family="text">
      <style:text-properties officeooo:rsid="0047bcf9"/>
    </style:style>
    <style:style style:name="T25" style:family="text">
      <style:text-properties officeooo:rsid="00511283"/>
    </style:style>
    <style:style style:name="T26" style:family="text">
      <style:text-properties officeooo:rsid="0051fbbf"/>
    </style:style>
    <style:style style:name="T27" style:family="text">
      <style:text-properties officeooo:rsid="0054d0ed"/>
    </style:style>
    <style:style style:name="T28" style:family="text">
      <style:text-properties fo:language="el" fo:country="GR"/>
    </style:style>
    <style:style style:name="T29" style:family="text">
      <style:text-properties fo:language="el" fo:country="GR" officeooo:rsid="0056b5fa"/>
    </style:style>
    <style:style style:name="T30" style:family="text">
      <style:text-properties fo:language="el" fo:country="GR" officeooo:rsid="005760d3"/>
    </style:style>
    <style:style style:name="T31" style:family="text">
      <style:text-properties fo:language="el" fo:country="GR" officeooo:rsid="0056cf5e"/>
    </style:style>
    <style:style style:name="T32" style:family="text">
      <style:text-properties fo:language="el" fo:country="GR" officeooo:rsid="00593ce4"/>
    </style:style>
    <style:style style:name="T33" style:family="text">
      <style:text-properties fo:language="el" fo:country="GR" officeooo:rsid="005ad054"/>
    </style:style>
    <style:style style:name="T34" style:family="text">
      <style:text-properties fo:language="el" fo:country="GR" officeooo:rsid="005c6ff0"/>
    </style:style>
    <style:style style:name="T35" style:family="text">
      <style:text-properties fo:language="el" fo:country="GR" officeooo:rsid="005e5988"/>
    </style:style>
    <style:style style:name="T36" style:family="text">
      <style:text-properties fo:language="el" fo:country="GR" officeooo:rsid="005f7637"/>
    </style:style>
    <style:style style:name="T37" style:family="text">
      <style:text-properties fo:language="el" fo:country="GR" officeooo:rsid="005f94c3"/>
    </style:style>
    <style:style style:name="T38" style:family="text">
      <style:text-properties fo:language="el" fo:country="GR" officeooo:rsid="005fd056"/>
    </style:style>
    <style:style style:name="T39" style:family="text">
      <style:text-properties fo:language="el" fo:country="GR" officeooo:rsid="006119d8"/>
    </style:style>
    <style:style style:name="T40" style:family="text">
      <style:text-properties officeooo:rsid="005651c3"/>
    </style:style>
    <style:style style:name="T41" style:family="text">
      <style:text-properties officeooo:rsid="0056b5fa"/>
    </style:style>
    <style:style style:name="T42" style:family="text">
      <style:text-properties officeooo:rsid="00593ce4"/>
    </style:style>
    <style:style style:name="T43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44" style:family="text">
      <style:text-properties fo:font-variant="normal" fo:text-transform="none" fo:color="#202122" style:font-name="sans-serif" fo:font-size="10.5pt" fo:letter-spacing="normal" fo:font-style="normal" fo:font-weight="normal" officeooo:rsid="00593ce4"/>
    </style:style>
    <style:style style:name="T45" style:family="text">
      <style:text-properties fo:font-variant="normal" fo:text-transform="none" fo:color="#202122" style:font-name="sans-serif" fo:font-size="10.5pt" fo:letter-spacing="normal" fo:language="el" fo:country="GR" fo:font-style="normal" fo:font-weight="normal" officeooo:rsid="00593ce4"/>
    </style:style>
    <style:style style:name="T46" style:family="text">
      <style:text-properties officeooo:rsid="0061cf7c"/>
    </style:style>
    <style:style style:name="T47" style:family="text">
      <style:text-properties officeooo:rsid="0063d8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Πείραμα <text:span text:style-name="T27">3</text:span>ο: Απόσταξη γνώσης</text:h>
      <text:p text:style-name="P2"/>
      <text:h text:style-name="P1" text:outline-level="2">Ιδέα </text:h>
      <text:p text:style-name="P2"><text:span text:style-name="T27">Επιλογή δειγμάτων από ένα μικρό υποσύνολο των δεδομένων εκπαίδευσης με την βοήθεια PSO τα οποία θα περιέχουν περισσότερη πληροφορία στην απόσταξη γνώσης</text:span>. <text:span text:style-name="T42">Γίνεται χρήση της διακύμανσης (variance) ενός δείγματος στα logits του οποίου έχει εφαρμοστεί η softmax με Τ=5. </text:span><text:span text:style-name="T27">Εκπαίδευση ενός νευρωνικού δικτύου το οποίο θα επιλέγει τα τελικά δείγματα εκπαίδευσης από ολόκληρο το σύνολο των δεδομένων για την απόσταξη γνώσης.</text:span></text:p>
      <text:h text:style-name="P1" text:outline-level="2">Σύντομη σύνοψη αποτελέσματος</text:h>
      <text:p text:style-name="P10">Αν η επιλογή των φίλτρων από τον teacher χρησιμοποιηθεί ως αρχικοποίηση και γίνει εκπαίδευση όλων των επιπέδων έχουμε καλύτερα αποτελέσματα <text:span text:style-name="T26">από την εκπαίδευση με άλλες αρχικοποιήσεις.</text:span> </text:p>
      <text:h text:style-name="P1" text:outline-level="2">Υλοποίηση</text:h>
      <text:p text:style-name="P36"/>
      <text:p text:style-name="P38">Διαδικασία:</text:p>
      <text:p text:style-name="P39"><text:span text:style-name="T39">1: Δημιουργία του teacher και του student, αποθήκευση των τυχαία αρχικοποιημένων βαρών του student. </text:span></text:p>
      <text:p text:style-name="P36">2: Εκπαίδευση του teacher</text:p>
      <text:p text:style-name="P36">3: Χρήση του PSO σε ένα μικρό υποσύνολο των δεδομένων εκπαίδευσης και εύρεση των δειγμάτων που είναι περισσότερο χρήσιμα στο KD.</text:p>
      <text:p text:style-name="P36">4: Εκπαίδευση ενός νευρωνικού δικτύου ώστε να μάθει την αναπαράσταση από τα softened logits που οδήγησε το PSO στο να επιλέξει τα δείγματα</text:p>
      <text:p text:style-name="P36">5: Χρήση του νευρωνικού δικτύου του 4ου βήματος σε ολόκληρο το σύνολο δεδομένων εκπαίδευσης</text:p>
      <text:p text:style-name="P36">6: Εκπαίδευση του student με τα δείγματα που προέκυψαν από το βήμα 5.</text:p>
      <text:p text:style-name="P37"><text:span text:style-name="T10"/></text:p>
      <text:p text:style-name="P38"><text:span text:style-name="T10">Α</text:span><text:span text:style-name="T1">ναλυτικότερα</text:span></text:p>
      <text:p text:style-name="P37"><text:span text:style-name="T10">C=Conv2D, MP=Max Pooling, </text:span><text:span text:style-name="T11">DO=Dropout, </text:span><text:span text:style-name="T10">FC=Fully Connected (dense) </text:span></text:p>
      <text:p text:style-name="P27">Εκπαίδευση του teacher 6C/MP-16C/MP-120C-DO-84FC(ReLU)-10(<text:span text:style-name="T41">linear</text:span>) με τα πρώτα 50Κ δείγματα της MNIST, <text:span text:style-name="T40">απόδοση 0.9913 στο test set. Υπολογισμός των logits (Y_logits) και εφαρμογή softmax με temperature Τ=5 (Y_softmax).</text:span></text:p>
      <text:p text:style-name="P28">Ο student έχει την δομή 40FC(ReLU) – 10FC(linear).</text:p>
      <text:p text:style-name="P29"><text:span text:style-name="T33">Ο αλγόριθμος </text:span><text:span text:style-name="T29">PSO με 40 σωματίδια </text:span><text:span text:style-name="T33">εφαρμόστηκε σε ένα μικρό υποσύνολο (4Κ) του συνόλου δεδομένων εκπαίδευσης </text:span><text:span text:style-name="T29">για 50 επαναλήψεις. Το κάθε σωματίδιο κωδικοποιεί 3 περιοχές </text:span><text:span text:style-name="T30">της </text:span><text:span text:style-name="T31">διακύμανσης </text:span><text:span text:style-name="T32">(πλάτους 0.006)</text:span><text:span text:style-name="T31"> όλων των δειγμάτων. </text:span><text:span text:style-name="T32">Ένα</text:span><text:span text:style-name="T31"> δείγμα επιλέγεται αν ανήκει σε μία από αυτές τις περιοχές. </text:span><text:span text:style-name="T30">Για παράδειγμα ένα δείγμα έχει διακύμανση 0.08 και ένα άλλο διακύμανση 0.17, ενώ τα σημεία διακύμανσης που κωδικοποιεί ένα σωματίδιο είναι τα 0.001</text:span><text:span text:style-name="T32">(</text:span><text:span text:style-name="T43">±</text:span><text:span text:style-name="T44">0.006</text:span><text:span text:style-name="T32">)</text:span><text:span text:style-name="T30">, 0.07</text:span><text:span text:style-name="T32">5(</text:span><text:span text:style-name="T45">±0.006</text:span><text:span text:style-name="T32">)</text:span><text:span text:style-name="T30"> και 0.1</text:span><text:span text:style-name="T32">(</text:span><text:span text:style-name="T45">±0.006</text:span><text:span text:style-name="T32">)</text:span><text:span text:style-name="T30">. Το πρώτο δείγμα επιλέγεται ενώ το δεύτερο όχι. </text:span><text:span text:style-name="T33">Η fitness function δημιουργεί ένα σύνολο δεδομένων από τα 4Κ δείγματα και </text:span><text:soft-page-break/><text:span text:style-name="T33">με αυτά εκπαιδεύει το student network για 100 εποχές με kdloss (α=0.01, Τ=5) και επιστρέφει την ακρίβεια πρόβλεψης σε ένα σύνολο ελέγχου με 10Κ δείγματα.</text:span></text:p>
      <text:p text:style-name="P30"><text:span text:style-name="T30">Μ</text:span><text:span text:style-name="T28">ετά το πέρας των επαναλήψεων, εκπαιδεύεται ένα νευρωνικό δίκτυο </text:span><text:span text:style-name="T34">(selection network) με </text:span><text:span text:style-name="T28">10 εισόδους (τα Y_softmax των </text:span><text:span text:style-name="T34">4Κ</text:span><text:span text:style-name="T28"> δειγμάτων, </text:span><text:span text:style-name="T34">δύο κρυφά επίπεδα ReLU με 48 νευρώνες έκαστο και δύο εξόδους με softmax που δηλώνουν αν ένα δείγμα έχει επιλεχθεί ή όχι με βάση το καλύτερο σωματίδιο του PSO. Το δίκτυο αυτό εκπαιδεύεται για 5000 εποχές και πετυχαίνει ακρίβεια πρόβλεψης 0.9</text:span><text:span text:style-name="T36">155</text:span><text:span text:style-name="T34"> στο σύνολο των δεδομένων που εκπαιδεύτηκε.</text:span></text:p>
      <text:p text:style-name="P31"><text:span text:style-name="T34">Σ</text:span><text:span text:style-name="T28">την συνέχεια, το selection netwo</text:span><text:span text:style-name="T37">r</text:span><text:span text:style-name="T28">k χρησιμοποιείται για την ταξινόμηση όλων των δειγμάτων του συνόλου δεδομένων εκπαίδευσης. Από τα 50Κ επιλέγει τα 27.</text:span><text:span text:style-name="T38">5</text:span><text:span text:style-name="T35">Κ και με αυτά εκπαιδεύεται τελικά το student network για 200 εποχές. </text:span></text:p>
      <text:h text:style-name="P1" text:outline-level="2"><text:span text:style-name="T2">Α</text:span><text:span text:style-name="T1">ποτελέσματα</text:span></text:h>
      <text:p text:style-name="P17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5">Teacher</text:p>
          </table:table-cell>
          <table:table-cell table:style-name="Table1.A1" office:value-type="string">
            <text:p text:style-name="P44"><text:span text:style-name="T12">Student-</text:span><text:span text:style-name="T17">KD</text:span><text:span text:style-name="T12"><text:line-break/></text:span><text:span text:style-name="T16">(</text:span><text:span text:style-name="T15">first 27.5Κ</text:span><text:span text:style-name="T13">)</text:span></text:p>
          </table:table-cell>
          <table:table-cell table:style-name="Table1.A1" office:value-type="string">
            <text:p text:style-name="P43">Student-<text:span text:style-name="T47">KD</text:span> <text:line-break/>(<text:span text:style-name="T46">selected 27.5K</text:span>)</text:p>
          </table:table-cell>
          <table:table-cell table:style-name="Table1.A1" office:value-type="string">
            <text:p text:style-name="P42">Student <text:line-break/>(full 50K, no KD)</text:p>
          </table:table-cell>
          <table:table-cell table:style-name="Table1.A1" office:value-type="string">
            <text:p text:style-name="P41">Student-<text:span text:style-name="T47">KD</text:span><text:line-break/>(full 50K)</text:p>
          </table:table-cell>
        </table:table-row>
        <table:table-row table:style-name="Table1.2">
          <table:table-cell table:style-name="Table1.A1" office:value-type="string">
            <text:p text:style-name="P11">0.9913</text:p>
          </table:table-cell>
          <table:table-cell table:style-name="Table1.A1" office:value-type="string">
            <text:p text:style-name="P11">0.96<text:span text:style-name="T46">6</text:span>6</text:p>
          </table:table-cell>
          <table:table-cell table:style-name="Table1.A1" office:value-type="string">
            <text:p text:style-name="P11">0.9686</text:p>
          </table:table-cell>
          <table:table-cell table:style-name="Table1.A1" office:value-type="string">
            <text:p text:style-name="P11">0.9696</text:p>
          </table:table-cell>
          <table:table-cell table:style-name="Table1.A1" office:value-type="string">
            <text:p text:style-name="P11">0.9721</text:p>
          </table:table-cell>
        </table:table-row>
      </table:table>
      <text:p text:style-name="P15"/>
      <text:h text:style-name="P1" text:outline-level="2">Συμπέρασμα</text:h>
      <text:p text:style-name="P26"><text:span text:style-name="T8">Η προσπάθεια να χρησιμοποιηθούν κάποια από τα φίλτρα του teacher </text:span><text:span text:style-name="T9">στον student </text:span><text:span text:style-name="T8">δεν είχε επιτυχία. </text:span><text:span text:style-name="T9">Α</text:span><text:span text:style-name="T1">ν </text:span><text:span text:style-name="T9">όμως </text:span><text:span text:style-name="T1">χρησιμοποιηθούν </text:span><text:span text:style-name="T9">ω</text:span><text:span text:style-name="T1">ς αρχικές τιμές </text:span><text:span text:style-name="T9">κ</text:span><text:span text:style-name="T1">αι ακολουθήσει κανονικό KD με backpropagation πετυχαίνουμε πολύ καλύτερα αποτελέσματα από ότι αν εφαρμόσουμε KD </text:span><text:span text:style-name="T9">μ</text:span><text:span text:style-name="T1">ε άλλες κλασικές αρχικοποιήσεις. Ο γενετικός βοηθάει λίγο ακόμα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Georgia" svg:font-family="Georgia" style:font-family-generic="roman"/>
    <style:font-face style:name="Noto Sans1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5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3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60606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3.15in" fo:margin-right="0in" fo:text-align="justify" style:justify-single-word="false" fo:text-indent="0in" style:auto-text-indent="false"/>
      <style:text-properties fo:color="#373737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next-style-name="Standard" style:default-outline-level="1" style:list-style-name="" style:class="chapter">
      <style:paragraph-properties fo:line-height="100%"/>
      <style:text-properties fo:color="#444444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eeeeee"/>
      <style:paragraph-properties fo:margin-left="0.3937in" fo:margin-right="0.3937in" fo:text-align="justify" style:justify-single-word="false" fo:text-indent="0in" style:auto-text-indent="false" fo:background-color="#eeeeee" fo:padding-left="0.0555in" fo:padding-right="0.0555in" fo:padding-top="0.0138in" fo:padding-bottom="0.0138in" fo:border="0.51pt solid #808080" style:shadow="none"/>
      <style:text-properties fo:color="#464646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2083in" fo:margin-bottom="0.0555in" loext:contextual-spacing="true" fo:line-height="100%" fo:padding="0in" fo:border-left="none" fo:border-right="none" fo:border-top="none" fo:border-bottom="3pt solid #000000"/>
      <style:text-properties fo:color="#000000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H39M16S</meta:editing-duration>
    <dc:date>2024-05-06T10:28:19.093263187</dc:date>
    <meta:editing-cycles>56</meta:editing-cycles>
    <meta:generator>LibreOffice/6.4.7.2$Linux_X86_64 LibreOffice_project/40$Build-2</meta:generator>
    <meta:document-statistic meta:table-count="1" meta:image-count="0" meta:object-count="0" meta:page-count="2" meta:paragraph-count="33" meta:word-count="508" meta:character-count="3433" meta:non-whitespace-character-count="2949"/>
  </office:meta>
</office:document-meta>
</file>